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d14e" officeooo:paragraph-rsid="0008d1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ADME.md</text:p>
      <text:p text:style-name="P1"/>
      <text:p text:style-name="P1">Author : Kahren Arzoumanian</text:p>
      <text:p text:style-name="P1">email : <text:a xlink:type="simple" xlink:href="mailto:KahrenA@gmail.com" text:style-name="Internet_20_link" text:visited-style-name="Visited_20_Internet_20_Link">KahrenA@gmail.com</text:a></text:p>
      <text:p text:style-name="P1"/>
      <text:p text:style-name="P1">Team Lead and only member for the Term3 System Integration project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2T20:49:36.001125562</meta:creation-date>
    <dc:date>2017-12-22T20:51:25.929524866</dc:date>
    <meta:editing-duration>PT1M50S</meta:editing-duration>
    <meta:editing-cycles>1</meta:editing-cycles>
    <meta:document-statistic meta:table-count="0" meta:image-count="0" meta:object-count="0" meta:page-count="1" meta:paragraph-count="4" meta:word-count="19" meta:character-count="128" meta:non-whitespace-character-count="112"/>
    <meta:generator>LibreOffice/5.1.6.2$Linux_X86_64 LibreOffice_project/10m0$Build-2</meta:generator>
  </office:meta>
</office:document-meta>
</file>